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<text:s/>population</text:p>
          </table:table-cell>
          <table:table-cell table:formula="of:=30" office:value-type="float" office:value="30" calcext:value-type="float">
            <text:p>30</text:p>
          </table:table-cell>
          <table:table-cell table:number-columns-repeated="3"/>
          <table:table-cell table:style-name="ce1" office:value-type="string" calcext:value-type="string">
            <text:p>h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istanziatori</text:p>
          </table:table-cell>
          <table:table-cell table:formula="of:= [.B1] / 5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ce1" office:value-type="string" calcext:value-type="string">
            <text:p>w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who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3" table:formula="of:=[.$B$1]+ ROW([.A5]) - [.$B$2] + 1" office:value-type="float" office:value="30" calcext:value-type="float">
            <text:p>30</text:p>
          </table:table-cell>
          <table:table-cell/>
          <table:table-cell table:formula="of:=(30 - [.$A5])*([.$G$1]/5) *-1" office:value-type="float" office:value="-0" calcext:value-type="float">
            <text:p>0</text:p>
          </table:table-cell>
          <table:table-cell table:style-name="ce5" table:formula="of:=(30 - [.$A5])*([.$G$1]/5) *-1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table:formula="of:=[.$B$1]+ ROW([.A6]) - [.$B$2] + 1" office:value-type="float" office:value="31" calcext:value-type="float">
            <text:p>31</text:p>
          </table:table-cell>
          <table:table-cell/>
          <table:table-cell table:formula="of:=(30 - [.$A6])*([.$G$1]/5) *-1" office:value-type="float" office:value="20" calcext:value-type="float">
            <text:p>20</text:p>
          </table:table-cell>
          <table:table-cell table:style-name="ce5" table:formula="of:=(30 - [.$A6])*([.$G$1]/5) *-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3" table:formula="of:=[.$B$1]+ ROW([.A7]) - [.$B$2] + 1" office:value-type="float" office:value="32" calcext:value-type="float">
            <text:p>32</text:p>
          </table:table-cell>
          <table:table-cell/>
          <table:table-cell table:formula="of:=(30 - [.$A7])*([.$G$1]/5) *-1" office:value-type="float" office:value="40" calcext:value-type="float">
            <text:p>40</text:p>
          </table:table-cell>
          <table:table-cell table:style-name="ce5" table:formula="of:=(30 - [.$A7])*([.$G$1]/5) *-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3" table:formula="of:=[.$B$1]+ ROW([.A8]) - [.$B$2] + 1" office:value-type="float" office:value="33" calcext:value-type="float">
            <text:p>33</text:p>
          </table:table-cell>
          <table:table-cell/>
          <table:table-cell table:formula="of:=(30 - [.$A8])*([.$G$1]/5) *-1" office:value-type="float" office:value="60" calcext:value-type="float">
            <text:p>60</text:p>
          </table:table-cell>
          <table:table-cell table:style-name="ce5" table:formula="of:=(30 - [.$A8])*([.$G$1]/5) *-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3" table:formula="of:=[.$B$1]+ ROW([.A9]) - [.$B$2] + 1" office:value-type="float" office:value="34" calcext:value-type="float">
            <text:p>34</text:p>
          </table:table-cell>
          <table:table-cell/>
          <table:table-cell table:formula="of:=(30 - [.$A9])*([.$G$1]/5) *-1" office:value-type="float" office:value="80" calcext:value-type="float">
            <text:p>80</text:p>
          </table:table-cell>
          <table:table-cell table:style-name="ce5" table:formula="of:=(30 - [.$A9])*([.$G$1]/5) *-1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3" table:formula="of:=[.$B$1]+ ROW([.A10]) - [.$B$2] + 1" office:value-type="float" office:value="35" calcext:value-type="float">
            <text:p>35</text:p>
          </table:table-cell>
          <table:table-cell/>
          <table:table-cell table:formula="of:=(30 - [.$A10])*([.$G$1]/5) *-1" office:value-type="float" office:value="100" calcext:value-type="float">
            <text:p>100</text:p>
          </table:table-cell>
          <table:table-cell table:style-name="ce5" table:formula="of:=(30 - [.$A10])*([.$G$1]/5) *-1"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5">
          <table:table-cell table:style-name="ce3"/>
          <table:table-cell table:number-columns-repeated="6"/>
        </table:table-row>
        <table:table-row table:style-name="ro1" table:number-rows-repeated="6">
          <table:table-cell table:style-name="ce4"/>
          <table:table-cell table:number-columns-repeated="6"/>
        </table:table-row>
        <table:table-row table:style-name="ro1">
          <table:table-cell table:style-name="ce4"/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table:style-name="ce4"/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2">
          <table:table-cell table:style-name="ce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6:34:56.710232950</meta:creation-date>
    <dc:date>2021-01-30T19:47:14.862241559</dc:date>
    <meta:editing-duration>PT4M25S</meta:editing-duration>
    <meta:editing-cycles>1</meta:editing-cycles>
    <meta:document-statistic meta:table-count="1" meta:cell-count="29" meta:object-count="0"/>
    <meta:generator>LibreOffice/6.4.6.2$Linux_X86_64 LibreOffice_project/40$Build-2</meta:generator>
  </office:meta>
</office:document-meta>
</file>